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T4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Download Free Associated R open source script files<text:s/>for big data analysis with Hadoop and R<text:s/></text:p>
      <text:p text:style-name="P2">These are R script source file from Ram Venkat from a past Meetup we did at</text:p>
      <text:p text:style-name="Normal"><text:a xlink:href="http://www.meetup.com/R-Matlab-Users/events/85160532/" office:target-frame-name="_top" xlink:show="replace"><text:span text:style-name="Hyperlink">http://www.meetup.com/R-Matlab-Users/events/85160532/</text:span></text:a></text:p>
      <text:p text:style-name="Normal">Also, there is a<text:s/>long video and<text:s/><text:s/>Powerpoint presentation slide<text:s/>PDF<text:s/>with<text:s/>R<text:s/>files at:</text:p>
      <text:p text:style-name="Normal"><text:a xlink:href="http://quantlabs.net/blog/2012/11/how-to-use-hadoop-and-r-for-big-data-parallel-processing-free-download-pdf/" office:target-frame-name="_top" xlink:show="replace"><text:span text:style-name="Hyperlink">http://quantlabs.net/blog/2012/11/how-to-use-hadoop-and-r-for-big-data-parallel-processing-free-download-pdf/</text:span></text:a></text:p>
      <text:p text:style-name="Normal">Download source files from<text:s/></text:p>
      <text:p text:style-name="Normal"><text:a xlink:href="http://quantlabs.net/blog/2012/11/download-free-associated-r-open-source-script-files-for-big-data-analysis-with-hadoop-and-r-r" office:target-frame-name="_top" xlink:show="replace"><text:span text:style-name="Hyperlink">http://quantlabs.net/blog/2012/11/download-free-associated-r-open-source-script-files-for-big-data-analysis-with-hadoop-and-r-rstats-hadoop/</text:span></text:a></text:p>
      <text:p text:style-name="P3">Bryan at QuantLabs.net</text:p>
      <text:p text:style-name="Normal"><text:span text:style-name="T4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caustic</meta:initial-creator>
    <dc:creator>caustic</dc:creator>
    <meta:creation-date>2012-11-06T18:54:00Z</meta:creation-date>
    <dc:date>2012-11-06T18:54:00Z</dc:date>
    <meta:template xlink:href="Normal" xlink:type="simple"/>
    <meta:editing-cycles>2</meta:editing-cycles>
    <meta:editing-duration>PT0S</meta:editing-duration>
    <meta:document-statistic meta:page-count="1" meta:paragraph-count="1" meta:word-count="142" meta:character-count="957" meta:row-count="6" meta:non-whitespace-character-count="816"/>
  </office:meta>
</office:document-meta>
</file>